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Lucidasans, 'Lucida Sans', 'Arial Unicode MS'"/>
    <style:font-face style:name="Times" svg:font-family="Times"/>
    <style:font-face style:name="Times New Roman" svg:font-family="'Times New Roman'"/>
    <style:font-face style:name="DejaVu Sans Mono" svg:font-family="'DejaVu Sans Mono'" style:font-family-generic="modern" style:font-pitch="fixed"/>
    <style:font-face style:name="Bitstream Vera Sans2"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adornments="Roman"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Text_20_body">
      <style:paragraph-properties fo:margin-left="0in" fo:margin-right="0in" fo:text-indent="0in" style:auto-text-indent="false"/>
    </style:style>
    <style:style style:name="T1"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teractive transformations</text:p>
      <text:h text:style-name="Heading_20_1" text:outline-level="1"><draw:frame draw:style-name="fr1" draw:name="Object12" text:anchor-type="paragraph" svg:x="4.2799in" svg:y="0.0173in" svg:width="3.2173in" svg:height="1.7898in" draw:z-index="6"><draw:object xlink:href="./Object 12" xlink:type="simple" xlink:show="embed" xlink:actuate="onLoad"/><draw:image xlink:href="./ObjectReplacements/Object 12" xlink:type="simple" xlink:show="embed" xlink:actuate="onLoad"/></draw:frame>Interactive transformations</text:h>
      <text:p text:style-name="Text_20_body">Mouse interactions </text:p>
      <text:p text:style-name="Text_20_body"><text:tab/>update viewing/perspective variables (*)</text:p>
      <text:p text:style-name="Text_20_body"><text:tab/>force a redraw</text:p>
      <text:p text:style-name="Text_20_body">A redraw:</text:p>
      <text:p text:style-name="Text_20_body"><text:tab/>clears the screen</text:p>
      <text:p text:style-name="Text_20_body"><text:tab/>builds transformations from variables (*)</text:p>
      <text:p text:style-name="Text_20_body"><text:tab/>redraws scene </text:p>
      <text:p text:style-name="Text_20_body">(*) implemented by students in Project1</text:p>
      <text:p text:style-name="Text_20_body"/>
      <text:p text:style-name="Text_20_body"/>
      <text:h text:style-name="Heading_20_1" text:outline-level="1">Building the viewing transformations</text:h>
      <text:p text:style-name="Text_20_body">Model sits on a turntable, with controls:</text:p>
      <text:p text:style-name="Text_20_body"><text:tab/><draw:frame draw:style-name="fr2" draw:name="Object7" text:anchor-type="as-char" svg:width="0.1717in" svg:height="0.1535in" draw:z-index="7"><draw:object xlink:href="./Object 1" xlink:type="simple" xlink:show="embed" xlink:actuate="onLoad"/><draw:image xlink:href="./ObjectReplacements/Object 1" xlink:type="simple" xlink:show="embed" xlink:actuate="onLoad"/></draw:frame>: center of object</text:p>
      <text:p text:style-name="Text_20_body"><text:tab/><draw:frame draw:style-name="fr2" draw:name="Object8" text:anchor-type="as-char" svg:width="0.1681in" svg:height="0.1535in" draw:z-index="8"><draw:object xlink:href="./Object 2" xlink:type="simple" xlink:show="embed" xlink:actuate="onLoad"/><draw:image xlink:href="./ObjectReplacements/Object 2" xlink:type="simple" xlink:show="embed" xlink:actuate="onLoad"/></draw:frame>: angle of turntable spin</text:p>
      <text:p text:style-name="Text_20_body"><text:tab/><draw:frame draw:style-name="fr2" draw:name="Object9" text:anchor-type="as-char" svg:width="0.1555in" svg:height="0.1571in" draw:z-index="9"><draw:object xlink:href="./Object 3" xlink:type="simple" xlink:show="embed" xlink:actuate="onLoad"/><draw:image xlink:href="./ObjectReplacements/Object 3" xlink:type="simple" xlink:show="embed" xlink:actuate="onLoad"/></draw:frame>: angle of turntable forward/backward tilt</text:p>
      <text:p text:style-name="Text_20_body"><text:tab/><draw:frame draw:style-name="fr2" draw:name="Object10" text:anchor-type="as-char" svg:width="0.1661in" svg:height="0.1571in" draw:z-index="10"><draw:object xlink:href="./Object 4" xlink:type="simple" xlink:show="embed" xlink:actuate="onLoad"/><draw:image xlink:href="./ObjectReplacements/Object 4" xlink:type="simple" xlink:show="embed" xlink:actuate="onLoad"/></draw:frame>: perhaps angle of turntable spindle (up) projection</text:p>
      <text:p text:style-name="Text_20_body"><text:tab/><draw:frame draw:style-name="fr2" draw:name="Object13" text:anchor-type="as-char" svg:width="0.4575in" svg:height="0.1783in" draw:z-index="11"><draw:object xlink:href="./Object 13" xlink:type="simple" xlink:show="embed" xlink:actuate="onLoad"/><draw:image xlink:href="./ObjectReplacements/Object 13" xlink:type="simple" xlink:show="embed" xlink:actuate="onLoad"/></draw:frame>: position across screen</text:p>
      <text:p text:style-name="Text_20_body"><text:tab/><draw:frame draw:style-name="fr2" draw:name="Object11" text:anchor-type="as-char" svg:width="0.1535in" svg:height="0.1535in" draw:z-index="12"><draw:object xlink:href="./Object 5" xlink:type="simple" xlink:show="embed" xlink:actuate="onLoad"/><draw:image xlink:href="./ObjectReplacements/Object 5" xlink:type="simple" xlink:show="embed" xlink:actuate="onLoad"/></draw:frame>: viewing distance</text:p>
      <text:p text:style-name="Text_20_body">Transformations:</text:p>
      <text:p text:style-name="Text_20_body"><text:tab/><text:span text:style-name="T1"><draw:frame draw:style-name="fr2" draw:name="Object1" text:anchor-type="as-char" svg:width="2.5654in" svg:height="0.1783in" draw:z-index="0"><draw:object xlink:href="./Object 7" xlink:type="simple" xlink:show="embed" xlink:actuate="onLoad"/><draw:image xlink:href="./ObjectReplacements/Object 7" xlink:type="simple" xlink:show="embed" xlink:actuate="onLoad"/></draw:frame></text:span></text:p>
      <text:h text:style-name="Heading_20_1" text:outline-level="1">Building the perspective transformation</text:h>
      <text:p text:style-name="Text_20_body">Parameters are </text:p>
      <text:p text:style-name="Text_20_body"><text:tab/><draw:frame draw:style-name="fr2" draw:name="Object2" text:anchor-type="as-char" svg:width="0.1854in" svg:height="0.1752in" draw:z-index="1"><draw:object xlink:href="./Object 6" xlink:type="simple" xlink:show="embed" xlink:actuate="onLoad"/><draw:image xlink:href="./ObjectReplacements/Object 6" xlink:type="simple" xlink:show="embed" xlink:actuate="onLoad"/></draw:frame>: ratio of screen half-width to viewing distance</text:p>
      <text:p text:style-name="Text_20_body"><text:tab/><draw:frame draw:style-name="fr2" draw:name="Object3" text:anchor-type="as-char" svg:width="0.1925in" svg:height="0.1752in" draw:z-index="2"><draw:object xlink:href="./Object 8" xlink:type="simple" xlink:show="embed" xlink:actuate="onLoad"/><draw:image xlink:href="./ObjectReplacements/Object 8" xlink:type="simple" xlink:show="embed" xlink:actuate="onLoad"/></draw:frame>: ratio of screen half-height to viewing distance</text:p>
      <text:p text:style-name="Text_20_body"><text:tab/><draw:frame draw:style-name="fr2" draw:name="Object4" text:anchor-type="as-char" svg:width="0.1244in" svg:height="0.1535in" draw:z-index="3"><draw:object xlink:href="./Object 9" xlink:type="simple" xlink:show="embed" xlink:actuate="onLoad"/><draw:image xlink:href="./ObjectReplacements/Object 9" xlink:type="simple" xlink:show="embed" xlink:actuate="onLoad"/></draw:frame>: front clipping distance</text:p>
      <text:p text:style-name="Text_20_body"><text:tab/><draw:frame draw:style-name="fr2" draw:name="Object5" text:anchor-type="as-char" svg:width="0.1516in" svg:height="0.1535in" draw:z-index="4"><draw:object xlink:href="./Object 10" xlink:type="simple" xlink:show="embed" xlink:actuate="onLoad"/><draw:image xlink:href="./ObjectReplacements/Object 10" xlink:type="simple" xlink:show="embed" xlink:actuate="onLoad"/></draw:frame>: <text:s/>far clipping plane distance</text:p>
      <text:p text:style-name="Text_20_body">Transformation:</text:p>
      <text:p text:style-name="Text_20_body"><text:tab/><draw:frame draw:style-name="fr2" draw:name="Object6" text:anchor-type="as-char" svg:width="0.8681in" svg:height="0.1783in" draw:z-index="5"><draw:object xlink:href="./Object 11" xlink:type="simple" xlink:show="embed" xlink:actuate="onLoad"/><draw:image xlink:href="./ObjectReplacements/Object 11" xlink:type="simple" xlink:show="embed" xlink:actuate="onLoad"/></draw:frame></text:p>
      <text:h text:style-name="Heading_20_1" text:outline-level="1">Implementation via Graphics Library</text:h>
      <text:p text:style-name="Text_20_body">Viewing</text:p>
      <text:p text:style-name="Text_20_body"><text:tab/>scene.viewing.Identity()</text:p>
      <text:p text:style-name="Text_20_body"><text:tab/>scene.viewing.Translate(tx, ty, d)</text:p>
      <text:p text:style-name="Text_20_body"><text:tab/>scene.viewing.Rx(spin)</text:p>
      <text:p text:style-name="Text_20_body"><text:tab/>scene.viewing.Rz(tilt)</text:p>
      <text:p text:style-name="Text_20_body"><text:tab/>scene.viewing.Translate(-C)</text:p>
      <text:p text:style-name="Text_20_body">Perspective</text:p>
      <text:p text:style-name="Text_20_body"><text:tab/>scene.projection.Identity()</text:p>
      <text:p text:style-name="Text_20_body"><text:tab/>scene.projection.Perspective(rx, ry, f, 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Lucidasans, 'Lucida Sans', 'Arial Unicode MS'"/>
    <style:font-face style:name="Times" svg:font-family="Times"/>
    <style:font-face style:name="Times New Roman" svg:font-family="'Times New Roman'"/>
    <style:font-face style:name="DejaVu Sans Mono" svg:font-family="'DejaVu Sans Mono'" style:font-family-generic="modern" style:font-pitch="fixed"/>
    <style:font-face style:name="Bitstream Vera Sans2"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adornments="Roman"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2"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text-properties style:font-name="Bitstream Vera Serif" fo:font-weight="normal"/>
    </style:style>
    <style:style style:name="Text_20_body" style:display-name="Text body" style:family="paragraph" style:parent-style-name="Standard" style:class="text" style:master-page-name="">
      <style:paragraph-properties fo:margin-left="0.3201in" fo:margin-right="0in" fo:margin-top="0in" fo:margin-bottom="0in" fo:text-indent="0in" style:auto-text-indent="false" style:page-number="auto"/>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fo:font-size="2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701in" fo:margin-bottom="0in" fo:text-align="start" style:justify-single-word="false"/>
      <style:text-properties style:font-name="Bitstream Vera 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05-09-06T10:58:19</meta:creation-date>
    <dc:date>2011-09-20T13:50:48</dc:date>
    <meta:print-date>2011-09-20T13:50:23</meta:print-date>
    <meta:editing-cycles>39</meta:editing-cycles>
    <meta:editing-duration>PT22H40M24S</meta:editing-duration>
    <meta:printed-by>Gary Herron</meta:printed-by>
    <dc:creator>Gary Herron</dc:creator>
    <meta:document-statistic meta:table-count="0" meta:image-count="0" meta:object-count="13" meta:page-count="1" meta:paragraph-count="38" meta:word-count="123" meta:character-count="1027"/>
    <meta:user-defined meta:name="Info 1"/>
    <meta:user-defined meta:name="Info 2"/>
    <meta:user-defined meta:name="Info 3"/>
    <meta:user-defined meta:name="Info 4"/>
  </office:meta>
</office:document-meta>
</file>

<file path=Object 1/content.xml><?xml version="1.0" encoding="utf-8"?>
<math xmlns="http://www.w3.org/1998/Math/MathML">
  <semantics>
    <mi>C</mi>
    <annotation encoding="StarMath 5.0">C</annotation>
  </semantics>
</math>
</file>

<file path=Object 10/content.xml><?xml version="1.0" encoding="utf-8"?>
<math xmlns="http://www.w3.org/1998/Math/MathML">
  <semantics>
    <mi>b</mi>
    <annotation encoding="StarMath 5.0">b</annotation>
  </semantics>
</math>
</file>

<file path=Object 11/content.xml><?xml version="1.0" encoding="utf-8"?>
<math xmlns="http://www.w3.org/1998/Math/MathML">
  <semantics>
    <mrow>
      <mi>P</mi>
      <mrow>
        <mo stretchy="false">(</mo>
        <mrow>
          <msub>
            <mi>r</mi>
            <mi>x</mi>
          </msub>
          <mi>,</mi>
          <msub>
            <mi>r</mi>
            <mi>y</mi>
          </msub>
          <mi>,</mi>
          <mi>f</mi>
          <mi>,</mi>
          <mi>b</mi>
        </mrow>
        <mo stretchy="false">)</mo>
      </mrow>
    </mrow>
    <annotation encoding="StarMath 5.0">P(r_x, r_y, f,b)</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marker-end="Symmetric_20_Arrow"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fo:min-height="0.396cm"/>
    </style:style>
    <style:style style:name="gr6" style:family="graphic" style:parent-style-name="standard">
      <style:graphic-properties draw:stroke="dash" draw:stroke-dash="Ultrafine_20_Dashed" draw:marker-end="Symmetric_20_Arrow" draw:marker-end-width="0.3cm" draw:textarea-horizontal-align="center" draw:textarea-vertical-align="middle"/>
    </style:style>
    <style:style style:name="gr7" style:family="graphic" style:parent-style-name="standard">
      <style:graphic-properties draw:stroke="dash" draw:stroke-dash="Ultrafine_20_Dashed" draw:textarea-horizontal-align="center" draw:textarea-vertical-align="middl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style:text-position="sub 58%" fo:font-size="12pt" style:font-size-asian="12pt" style:font-weight-asian="normal"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849cm" svg:height="0.864cm" svg:x="4.175cm" svg:y="4.681cm">
          <draw:text-box>
            <text:p><text:span text:style-name="T1">v</text:span><text:span text:style-name="T2">1</text:span></text:p>
          </draw:text-box>
        </draw:frame>
        <draw:frame draw:style-name="gr1" draw:text-style-name="P1" draw:layer="layout" svg:width="0.849cm" svg:height="0.864cm" svg:x="5.445cm" svg:y="4.681cm">
          <draw:text-box>
            <text:p><text:span text:style-name="T1">v</text:span><text:span text:style-name="T2">2</text:span></text:p>
          </draw:text-box>
        </draw:frame>
        <draw:frame draw:style-name="gr1" draw:text-style-name="P1" draw:layer="layout" svg:width="0.849cm" svg:height="0.864cm" svg:x="6.715cm" svg:y="4.681cm">
          <draw:text-box>
            <text:p><text:span text:style-name="T1">v</text:span><text:span text:style-name="T2">3</text:span></text:p>
          </draw:text-box>
        </draw:frame>
        <draw:frame draw:style-name="gr1" draw:text-style-name="P1" draw:layer="layout" svg:width="0.849cm" svg:height="0.864cm" svg:x="7.771cm" svg:y="4.681cm">
          <draw:text-box>
            <text:p><text:span text:style-name="T1">v</text:span><text:span text:style-name="T2">4</text:span></text:p>
          </draw:text-box>
        </draw:frame>
        <draw:frame draw:style-name="gr1" draw:text-style-name="P1" draw:layer="layout" svg:width="1.776cm" svg:height="0.725cm" svg:x="1.235cm" svg:y="3.375cm">
          <draw:text-box draw:corner-radius="9.29cm">
            <text:p><text:span text:style-name="T1">mouse</text:span></text:p>
          </draw:text-box>
        </draw:frame>
        <draw:path draw:style-name="gr2" draw:text-style-name="P2" draw:layer="layout" svg:width="1.965cm" svg:height="0.862cm" draw:transform="rotate (-0.321664181142494) translate (3.01492368835132cm 3.38013396566938cm)" svg:viewBox="0 0 1966 863" svg:d="m0 348c1156-386 1478-708 1966 515">
          <text:p/>
        </draw:path>
        <draw:path draw:style-name="gr2" draw:text-style-name="P2" draw:layer="layout" svg:width="3.111cm" svg:height="0.646cm" draw:transform="rotate (-0.321664181142494) translate (3.08009712655244cm 3.18455734405544cm)" svg:viewBox="0 0 3112 647" svg:d="m0 554c1156-386 2990-1070 3112 93">
          <text:p/>
        </draw:path>
        <draw:path draw:style-name="gr2" draw:text-style-name="P2" draw:layer="layout" svg:width="4.312cm" svg:height="0.806cm" draw:transform="rotate (-0.321664181142494) translate (3.16099575512711cm 2.94479242939803cm)" svg:viewBox="0 0 4313 807" svg:d="m0 807c1156-386 4251-1504 4313-173">
          <text:p/>
        </draw:path>
        <draw:path draw:style-name="gr2" draw:text-style-name="P2" draw:layer="layout" svg:width="5.592cm" svg:height="1.121cm" draw:transform="rotate (-0.321664181142494) translate (3.26073077460507cm 2.64550120425341cm)" svg:viewBox="0 0 5593 1122" svg:d="m0 1122c1156-385 5691-1971 5591-524">
          <text:p/>
        </draw:path>
        <draw:frame draw:style-name="gr1" draw:text-style-name="P1" draw:layer="layout" svg:width="1.916cm" svg:height="0.725cm" svg:x="5.31cm" svg:y="7.93cm">
          <draw:text-box>
            <text:p><text:span text:style-name="T1">viewing</text:span></text:p>
          </draw:text-box>
        </draw:frame>
        <draw:line draw:style-name="gr2" draw:text-style-name="P2" draw:layer="layout" svg:x1="3.54cm" svg:y1="7.681cm" svg:x2="4.175cm" svg:y2="7.681cm">
          <text:p/>
        </draw:line>
        <draw:custom-shape draw:style-name="gr3" draw:text-style-name="P2" draw:layer="layout" svg:width="0.635cm" svg:height="0.635cm" svg:x="4.175cm" svg:y="7.35cm">
          <text:p/>
          <draw:enhanced-geometry svg:viewBox="0 0 21600 21600" draw:type="rectangle" draw:enhanced-path="M 0 0 L 21600 0 21600 21600 0 21600 0 0 Z N"/>
        </draw:custom-shape>
        <draw:line draw:style-name="gr2" draw:text-style-name="P2" draw:layer="layout" svg:x1="3.541cm" svg:y1="7.681cm" svg:x2="4.176cm" svg:y2="7.681cm">
          <text:p/>
        </draw:line>
        <draw:line draw:style-name="gr2" draw:text-style-name="P2" draw:layer="layout" svg:x1="4.81cm" svg:y1="7.681cm" svg:x2="5.445cm" svg:y2="7.681cm">
          <text:p/>
        </draw:line>
        <draw:custom-shape draw:style-name="gr3" draw:text-style-name="P2" draw:layer="layout" svg:width="0.635cm" svg:height="0.635cm" svg:x="5.445cm" svg:y="7.35cm">
          <text:p/>
          <draw:enhanced-geometry svg:viewBox="0 0 21600 21600" draw:type="rectangle" draw:enhanced-path="M 0 0 L 21600 0 21600 21600 0 21600 0 0 Z N"/>
        </draw:custom-shape>
        <draw:line draw:style-name="gr2" draw:text-style-name="P2" draw:layer="layout" svg:x1="4.811cm" svg:y1="7.681cm" svg:x2="5.446cm" svg:y2="7.681cm">
          <text:p/>
        </draw:line>
        <draw:line draw:style-name="gr2" draw:text-style-name="P2" draw:layer="layout" svg:x1="6.08cm" svg:y1="7.681cm" svg:x2="6.715cm" svg:y2="7.681cm">
          <text:p/>
        </draw:line>
        <draw:custom-shape draw:style-name="gr3" draw:text-style-name="P2" draw:layer="layout" svg:width="0.635cm" svg:height="0.635cm" svg:x="6.715cm" svg:y="7.35cm">
          <text:p/>
          <draw:enhanced-geometry svg:viewBox="0 0 21600 21600" draw:type="rectangle" draw:enhanced-path="M 0 0 L 21600 0 21600 21600 0 21600 0 0 Z N"/>
        </draw:custom-shape>
        <draw:line draw:style-name="gr2" draw:text-style-name="P2" draw:layer="layout" svg:x1="6.081cm" svg:y1="7.681cm" svg:x2="6.716cm" svg:y2="7.681cm">
          <text:p/>
        </draw:line>
        <draw:line draw:style-name="gr2" draw:text-style-name="P2" draw:layer="layout" svg:x1="7.35cm" svg:y1="7.681cm" svg:x2="7.985cm" svg:y2="7.681cm">
          <text:p/>
        </draw:line>
        <draw:custom-shape draw:style-name="gr3" draw:text-style-name="P2" draw:layer="layout" svg:width="0.635cm" svg:height="0.635cm" svg:x="7.985cm" svg:y="7.35cm">
          <text:p/>
          <draw:enhanced-geometry svg:viewBox="0 0 21600 21600" draw:type="rectangle" draw:enhanced-path="M 0 0 L 21600 0 21600 21600 0 21600 0 0 Z N"/>
        </draw:custom-shape>
        <draw:line draw:style-name="gr2" draw:text-style-name="P2" draw:layer="layout" svg:x1="7.351cm" svg:y1="7.681cm" svg:x2="7.986cm" svg:y2="7.681cm">
          <text:p/>
        </draw:line>
        <draw:line draw:style-name="gr2" draw:text-style-name="P2" draw:layer="layout" svg:x1="8.62cm" svg:y1="7.681cm" svg:x2="9.255cm" svg:y2="7.681cm">
          <text:p/>
        </draw:line>
        <draw:custom-shape draw:style-name="gr4" draw:text-style-name="P3" draw:layer="layout" svg:width="1.905cm" svg:height="1.905cm" svg:x="10.525cm" svg:y="6.715cm">
          <text:p text:style-name="P2"><text:span text:style-name="T1">Screen</text:span></text:p>
          <draw:enhanced-geometry svg:viewBox="0 0 21600 21600" draw:type="rectangle" draw:enhanced-path="M 0 0 L 21600 0 21600 21600 0 21600 0 0 Z N"/>
        </draw:custom-shape>
        <draw:line draw:style-name="gr2" draw:text-style-name="P2" draw:layer="layout" svg:x1="8.621cm" svg:y1="7.681cm" svg:x2="9.256cm" svg:y2="7.681cm">
          <text:p/>
        </draw:line>
        <draw:frame draw:style-name="gr1" draw:text-style-name="P4" draw:layer="layout" svg:width="1.463cm" svg:height="0.645cm" svg:x="4.81cm" svg:y="6.08cm">
          <draw:text-box>
            <text:p text:style-name="P4"><text:span text:style-name="T3">Rz(...)</text:span></text:p>
          </draw:text-box>
        </draw:frame>
        <draw:frame draw:style-name="gr5" draw:text-style-name="P4" draw:layer="layout" svg:width="1.247cm" svg:height="0.646cm" svg:x="3.763cm" svg:y="6.069cm">
          <draw:text-box>
            <text:p text:style-name="P4"><text:span text:style-name="T3">T(...)</text:span></text:p>
          </draw:text-box>
        </draw:frame>
        <draw:frame draw:style-name="gr1" draw:text-style-name="P4" draw:layer="layout" svg:width="1.463cm" svg:height="0.645cm" svg:x="6.08cm" svg:y="6.08cm">
          <draw:text-box>
            <text:p text:style-name="P4"><text:span text:style-name="T3">Rx(...)</text:span></text:p>
          </draw:text-box>
        </draw:frame>
        <draw:frame draw:style-name="gr1" draw:text-style-name="P4" draw:layer="layout" svg:width="1.247cm" svg:height="0.645cm" svg:x="7.473cm" svg:y="6.07cm">
          <draw:text-box>
            <text:p text:style-name="P4"><text:span text:style-name="T3">T(...)</text:span></text:p>
          </draw:text-box>
        </draw:frame>
        <draw:custom-shape draw:style-name="gr3" draw:text-style-name="P2" draw:layer="layout" svg:width="0.635cm" svg:height="0.635cm" svg:x="9.254cm" svg:y="7.35cm">
          <text:p/>
          <draw:enhanced-geometry svg:viewBox="0 0 21600 21600" draw:type="rectangle" draw:enhanced-path="M 0 0 L 21600 0 21600 21600 0 21600 0 0 Z N"/>
        </draw:custom-shape>
        <draw:line draw:style-name="gr2" draw:text-style-name="P2" draw:layer="layout" svg:x1="9.889cm" svg:y1="7.681cm" svg:x2="10.524cm" svg:y2="7.681cm">
          <text:p/>
        </draw:line>
        <draw:line draw:style-name="gr2" draw:text-style-name="P2" draw:layer="layout" svg:x1="9.89cm" svg:y1="7.681cm" svg:x2="10.525cm" svg:y2="7.681cm">
          <text:p/>
        </draw:line>
        <draw:frame draw:style-name="gr1" draw:text-style-name="P4" draw:layer="layout" svg:width="1.264cm" svg:height="0.645cm" svg:x="8.643cm" svg:y="6.07cm">
          <draw:text-box>
            <text:p text:style-name="P4"><text:span text:style-name="T3">P(...)</text:span></text:p>
          </draw:text-box>
        </draw:frame>
        <draw:path draw:style-name="gr6" draw:text-style-name="P2" draw:layer="layout" svg:width="6.543cm" svg:height="1.438cm" draw:transform="rotate (-0.321664181142494) translate (3.36081729859771cm 2.34615516188016cm)" svg:viewBox="0 0 6544 1439" svg:d="m0 1439c1156-386 6643-2364 6543-917">
          <text:p/>
        </draw:path>
        <draw:frame draw:style-name="gr1" draw:text-style-name="P1" draw:layer="layout" svg:width="0.849cm" svg:height="0.864cm" svg:x="9.041cm" svg:y="4.71cm">
          <draw:text-box>
            <text:p><text:span text:style-name="T1">v</text:span><text:span text:style-name="T2">5</text:span></text:p>
          </draw:text-box>
        </draw:frame>
        <draw:line draw:style-name="gr2" draw:text-style-name="P2" draw:layer="layout" svg:x1="4.511cm" svg:y1="5.412cm" svg:x2="4.511cm" svg:y2="6.047cm">
          <text:p/>
        </draw:line>
        <draw:line draw:style-name="gr2" draw:text-style-name="P2" draw:layer="layout" svg:x1="5.814cm" svg:y1="5.431cm" svg:x2="5.814cm" svg:y2="6.066cm">
          <text:p/>
        </draw:line>
        <draw:line draw:style-name="gr2" draw:text-style-name="P2" draw:layer="layout" svg:x1="7.032cm" svg:y1="5.432cm" svg:x2="7.032cm" svg:y2="6.067cm">
          <text:p/>
        </draw:line>
        <draw:line draw:style-name="gr2" draw:text-style-name="P2" draw:layer="layout" svg:x1="8.155cm" svg:y1="5.535cm" svg:x2="8.155cm" svg:y2="6.17cm">
          <text:p/>
        </draw:line>
        <draw:line draw:style-name="gr2" draw:text-style-name="P2" draw:layer="layout" svg:x1="9.373cm" svg:y1="5.535cm" svg:x2="9.373cm" svg:y2="6.17cm">
          <text:p/>
        </draw:line>
        <draw:line draw:style-name="gr2" draw:text-style-name="P2" draw:layer="layout" svg:x1="4.511cm" svg:y1="6.612cm" svg:x2="4.511cm" svg:y2="7.247cm">
          <text:p/>
        </draw:line>
        <draw:line draw:style-name="gr2" draw:text-style-name="P2" draw:layer="layout" svg:x1="5.814cm" svg:y1="6.631cm" svg:x2="5.814cm" svg:y2="7.266cm">
          <text:p/>
        </draw:line>
        <draw:line draw:style-name="gr2" draw:text-style-name="P2" draw:layer="layout" svg:x1="7.032cm" svg:y1="6.632cm" svg:x2="7.032cm" svg:y2="7.267cm">
          <text:p/>
        </draw:line>
        <draw:line draw:style-name="gr2" draw:text-style-name="P2" draw:layer="layout" svg:x1="8.155cm" svg:y1="6.735cm" svg:x2="8.155cm" svg:y2="7.37cm">
          <text:p/>
        </draw:line>
        <draw:line draw:style-name="gr2" draw:text-style-name="P2" draw:layer="layout" svg:x1="9.373cm" svg:y1="6.735cm" svg:x2="9.373cm" svg:y2="7.37cm">
          <text:p/>
        </draw:line>
        <draw:line draw:style-name="gr7" draw:text-style-name="P2" draw:layer="layout" svg:x1="8.82cm" svg:y1="3.54cm" svg:x2="8.82cm" svg:y2="9.255cm">
          <text:p/>
        </draw:line>
        <draw:line draw:style-name="gr2" draw:text-style-name="P2" draw:layer="layout" svg:x1="4.511cm" svg:y1="5.412cm" svg:x2="4.511cm" svg:y2="6.047cm">
          <text:p/>
        </draw:line>
        <draw:line draw:style-name="gr2" draw:text-style-name="P2" draw:layer="layout" svg:x1="5.814cm" svg:y1="5.431cm" svg:x2="5.814cm" svg:y2="6.066cm">
          <text:p/>
        </draw:line>
        <draw:line draw:style-name="gr2" draw:text-style-name="P2" draw:layer="layout" svg:x1="7.032cm" svg:y1="5.432cm" svg:x2="7.032cm" svg:y2="6.067cm">
          <text:p/>
        </draw:line>
        <draw:line draw:style-name="gr2" draw:text-style-name="P2" draw:layer="layout" svg:x1="8.155cm" svg:y1="5.535cm" svg:x2="8.155cm" svg:y2="6.17cm">
          <text:p/>
        </draw:line>
        <draw:line draw:style-name="gr2" draw:text-style-name="P2" draw:layer="layout" svg:x1="9.373cm" svg:y1="5.535cm" svg:x2="9.373cm" svg:y2="6.17cm">
          <text:p/>
        </draw:line>
        <draw:frame draw:style-name="gr1" draw:text-style-name="P1" draw:layer="layout" svg:width="1.565cm" svg:height="0.725cm" svg:x="8.82cm" svg:y="7.93cm">
          <draw:text-box>
            <text:p><text:span text:style-name="T1">persp</text:span></text:p>
          </draw:text-box>
        </draw:frame>
        <draw:frame draw:style-name="gr1" draw:text-style-name="P1" draw:layer="layout" svg:width="1.658cm" svg:height="0.725cm" svg:x="1.624cm" svg:y="7.35cm">
          <draw:text-box>
            <text:p><text:span text:style-name="T1">model</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row>
      <mo stretchy="false">(</mo>
      <mrow>
        <msub>
          <mi>t</mi>
          <mi>x</mi>
        </msub>
        <mi>,</mi>
        <msub>
          <mi>t</mi>
          <mi>y</mi>
        </msub>
      </mrow>
      <mo stretchy="false">)</mo>
    </mrow>
    <annotation encoding="StarMath 5.0">(t_x,t_y)</annotation>
  </semantics>
</math>
</file>

<file path=Object 2/content.xml><?xml version="1.0" encoding="utf-8"?>
<math xmlns="http://www.w3.org/1998/Math/MathML">
  <semantics>
    <mo stretchy="false">α</mo>
    <annotation encoding="StarMath 5.0">%alpha</annotation>
  </semantics>
</math>
</file>

<file path=Object 3/content.xml><?xml version="1.0" encoding="utf-8"?>
<math xmlns="http://www.w3.org/1998/Math/MathML">
  <semantics>
    <mo stretchy="false">β</mo>
    <annotation encoding="StarMath 5.0">%beta</annotation>
  </semantics>
</math>
</file>

<file path=Object 4/content.xml><?xml version="1.0" encoding="utf-8"?>
<math xmlns="http://www.w3.org/1998/Math/MathML">
  <semantics>
    <mo stretchy="false">γ</mo>
    <annotation encoding="StarMath 5.0">%gamma</annotation>
  </semantics>
</math>
</file>

<file path=Object 5/content.xml><?xml version="1.0" encoding="utf-8"?>
<math xmlns="http://www.w3.org/1998/Math/MathML">
  <semantics>
    <mi>d</mi>
    <annotation encoding="StarMath 5.0">d</annotation>
  </semantics>
</math>
</file>

<file path=Object 6/content.xml><?xml version="1.0" encoding="utf-8"?>
<math xmlns="http://www.w3.org/1998/Math/MathML">
  <semantics>
    <msub>
      <mi>r</mi>
      <mi>x</mi>
    </msub>
    <annotation encoding="StarMath 5.0">r_x</annotation>
  </semantics>
</math>
</file>

<file path=Object 7/content.xml><?xml version="1.0" encoding="utf-8"?>
<math xmlns="http://www.w3.org/1998/Math/MathML">
  <semantics>
    <mrow>
      <mi>T</mi>
      <mrow>
        <mo stretchy="false">(</mo>
        <mrow>
          <msub>
            <mi>t</mi>
            <mi>x</mi>
          </msub>
          <mi>,</mi>
          <msub>
            <mi>t</mi>
            <mi>y</mi>
          </msub>
          <mi>,</mi>
          <mi>d</mi>
        </mrow>
        <mo stretchy="false">)</mo>
      </mrow>
      <mrow>
        <mi/>
        <mo stretchy="false">⋅</mo>
        <mi/>
      </mrow>
      <msub>
        <mi>R</mi>
        <mi>z</mi>
      </msub>
      <mrow>
        <mo stretchy="false">(</mo>
        <mo stretchy="false">γ</mo>
        <mo stretchy="false">)</mo>
      </mrow>
      <mrow>
        <mi/>
        <mo stretchy="false">⋅</mo>
        <mi/>
      </mrow>
      <msub>
        <mi>R</mi>
        <mi>x</mi>
      </msub>
      <mrow>
        <mo stretchy="false">(</mo>
        <mo stretchy="false">β</mo>
        <mo stretchy="false">)</mo>
      </mrow>
      <mrow>
        <mi/>
        <mo stretchy="false">⋅</mo>
        <mi/>
      </mrow>
      <msub>
        <mi>R</mi>
        <mi>z</mi>
      </msub>
      <mrow>
        <mo stretchy="false">(</mo>
        <mo stretchy="false">α</mo>
        <mo stretchy="false">)</mo>
      </mrow>
      <mrow>
        <mi/>
        <mo stretchy="false">⋅</mo>
        <mi/>
      </mrow>
      <mi>T</mi>
      <mrow>
        <mo stretchy="false">(</mo>
        <mrow>
          <mo stretchy="false">−</mo>
          <mi>C</mi>
        </mrow>
        <mo stretchy="false">)</mo>
      </mrow>
    </mrow>
    <annotation encoding="StarMath 5.0">T(t_x,t_y,d) `cdot` R_z(%gamma) `cdot` R_x(%beta) `cdot` R_z(%alpha) `cdot` T(-C)</annotation>
  </semantics>
</math>
</file>

<file path=Object 8/content.xml><?xml version="1.0" encoding="utf-8"?>
<math xmlns="http://www.w3.org/1998/Math/MathML">
  <semantics>
    <msub>
      <mi>r</mi>
      <mi>y</mi>
    </msub>
    <annotation encoding="StarMath 5.0">r_y</annotation>
  </semantics>
</math>
</file>

<file path=Object 9/content.xml><?xml version="1.0" encoding="utf-8"?>
<math xmlns="http://www.w3.org/1998/Math/MathML">
  <semantics>
    <mi>f</mi>
    <annotation encoding="StarMath 5.0">f</annotation>
  </semantics>
</math>
</file>